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44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mm" fo:break-before="auto" style:use-optimal-row-height="true"/>
    </style:style>
    <style:style style:name="ro8" style:family="table-row">
      <style:table-row-properties style:row-height="17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80808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000000"/>
      <style:text-properties fo:color="#80808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13" style:family="table-cell" style:parent-style-name="Default">
      <style:text-properties fo:color="#dc2300"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Data.A11">
          <table:error-message table:message-type="stop" table:display="true"/>
        </table:content-validation>
        <table:content-validation table:name="val3" table:condition="of:cell-content-is-in-list(&quot;False&quot;;&quot;True&quot;)" table:allow-empty-cell="false" table:display-list="unsorted" table:base-cell-address="Data.A1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Repas</text:p>
          </table:table-cell>
          <table:table-cell office:value-type="string" calcext:value-type="string">
            <text:p>Invités ?</text:p>
          </table:table-cell>
          <table:table-cell office:value-type="string" calcext:value-type="string">
            <text:p>commentaires</text:p>
          </table:table-cell>
          <table:table-cell table:number-columns-repeated="1017"/>
        </table:table-row>
        <table:table-row-group>
          <table:table-row table:style-name="ro1">
            <table:table-cell table:style-name="ce2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" table:content-validation-name="val1" office:value-type="string" calcext:value-type="string">
              <text:p>text*</text:p>
            </table:table-cell>
            <table:table-cell table:style-name="ce5" table:content-validation-name="val1" office:value-type="string" calcext:value-type="string">
              <text:p>text</text:p>
            </table:table-cell>
            <table:table-cell table:style-name="ce5" table:content-validation-name="val1" office:value-type="string" calcext:value-type="string">
              <text:p>list*</text:p>
            </table:table-cell>
            <table:table-cell table:style-name="ce5" table:content-validation-name="val1" office:value-type="string" calcext:value-type="string">
              <text:p>check</text:p>
            </table:table-cell>
            <table:table-cell table:style-name="ce5" table:content-validation-name="val1" office:value-type="string" calcext:value-type="string">
              <text:p>number</text:p>
            </table:table-cell>
            <table:table-cell table:style-name="ce5" table:content-validation-name="val1" office:value-type="string" calcext:value-type="string">
              <text:p>longtext</text:p>
            </table:table-cell>
            <table:table-cell table:style-name="ce5" table:content-validation-name="val1" table:number-columns-repeated="1017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" table:number-columns-repeated="2"/>
            <table:table-cell table:style-name="ce5" office:value-type="string" calcext:value-type="string">
              <text:p>St Ex, Volvestre, St-Cyprien, Muret, [Autre], a</text:p>
            </table:table-cell>
            <table:table-cell table:style-name="ce5" table:number-columns-repeated="1020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" table:number-columns-repeated="1023"/>
          </table:table-row>
        </table:table-row-group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ondage de t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3" table:content-validation-name="val2"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3" table:content-validation-name="val3" office:value-type="string" calcext:value-type="string">
            <text:p>False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de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 table:number-columns-spanned="5" table:number-rows-spanned="1">
            <text:p>Seafform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énérer un formulaire en lig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7" office:value-type="string" calcext:value-type="string" table:number-columns-spanned="3" table:number-rows-spanned="1">
            <text:p>Les formats de champ :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Les paramètres</text:p>
          </table:table-cell>
          <table:covered-table-cell table:number-columns-repeated="2"/>
        </table:table-row>
        <table:table-row table:style-name="ro4">
          <table:table-cell table:style-name="ce8" office:value-type="string" calcext:value-type="string" table:number-columns-spanned="4" table:number-rows-spanned="1">
            <text:p>quand le nom du format fini par *, il doit être obligatoirement rempli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pour une liste :</text:p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text</text:p>
          </table:table-cell>
          <table:table-cell table:style-name="ce10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1"/>
          <table:table-cell/>
          <table:table-cell table:style-name="ce10" office:value-type="string" calcext:value-type="string" table:number-columns-spanned="3" table:number-rows-spanned="4">
            <text:p>fournir dans la ligne paramètre la liste des valeurs possible, séparées par '',''. La première valeur est celle par défaut (commencer par '','' pour ne rien mettre par défaut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text</text:p>
          </table:table-cell>
          <table:table-cell table:style-name="ce10" office:value-type="string" calcext:value-type="string" table:number-columns-spanned="3" table:number-rows-spanned="1">
            <text:p>texte long (plusieurs lign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6">
          <table:table-cell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style-name="ce10" office:value-type="string" calcext:value-type="string" table:number-columns-spanned="3" table:number-rows-spanned="1">
            <text:p>option à cocher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5">
          <table:table-cell office:value-type="string" calcext:value-type="string">
            <text:p>checked</text:p>
          </table:table-cell>
          <table:table-cell table:style-name="ce10" office:value-type="string" calcext:value-type="string" table:number-columns-spanned="3" table:number-rows-spanned="1">
            <text:p>option à décocher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date</text:p>
          </table:table-cell>
          <table:table-cell table:style-name="ce10" office:value-type="string" calcext:value-type="string" table:number-columns-spanned="3" table:number-rows-spanned="1">
            <text:p>date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number</text:p>
          </table:table-cell>
          <table:table-cell table:style-name="ce10" office:value-type="string" calcext:value-type="string" table:number-columns-spanned="3" table:number-rows-spanned="1">
            <text:p>nombre</text:p>
          </table:table-cell>
          <table:covered-table-cell table:number-columns-repeated="2" table:style-name="ce11"/>
          <table:table-cell/>
          <table:table-cell table:style-name="ce13" office:value-type="string" calcext:value-type="string">
            <text:p>Attention : la feuille des données du sondage doit s'appeler Dat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18"/>
        </table:table-row>
        <table:table-row table:style-name="ro7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Formulaire sans possibilité d'édition par la suite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près remplissage du formulaire, affichage des résultats, avec possibilité d'éditer</text:p>
          </table:table-cell>
        </table:table-row>
        <table:table-row table:style-name="ro7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Affichage des résultats, avec possibilité de rajouter des entrées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ffichage des résultats, avec possibilité de rajouter ou modifier des entr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5:34:03.642500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13T18:41:54.621000934</dc:date>
    <meta:editing-duration>PT3H14M48S</meta:editing-duration>
    <meta:editing-cycles>8</meta:editing-cycles>
    <meta:generator>LibreOffice/5.0.1.2.0$Linux_x86 LibreOffice_project/00m0$Build-2</meta:generator>
    <meta:document-statistic meta:table-count="2" meta:cell-count="62" meta:object-count="0"/>
  </office:meta>
</office:document-meta>
</file>